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elwert</text:p>
          </table:table-cell>
        </table:table-row>
        <table:table-row table:style-name="ro1">
          <table:table-cell office:value-type="string" calcext:value-type="string">
            <text:p>s_L/mm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86" calcext:value-type="float">
            <text:p>0,86</text:p>
          </table:table-cell>
          <table:table-cell/>
        </table:table-row>
        <table:table-row table:style-name="ro1">
          <table:table-cell office:value-type="string" calcext:value-type="string">
            <text:p>d_s/mm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" calcext:value-type="float">
            <text:p>0,002</text:p>
          </table:table-cell>
          <table:table-cell/>
        </table:table-row>
        <table:table-row table:style-name="ro1">
          <table:table-cell office:value-type="string" calcext:value-type="string">
            <text:p>fehler s</text:p>
          </table:table-cell>
          <table:table-cell table:number-columns-repeated="3" office:value-type="float" office:value="0.0005" calcext:value-type="float">
            <text:p>0,0005</text:p>
          </table:table-cell>
          <table:table-cell/>
        </table:table-row>
        <table:table-row table:style-name="ro1">
          <table:table-cell office:value-type="string" calcext:value-type="string">
            <text:p>fehler d_s</text:p>
          </table:table-cell>
          <table:table-cell table:number-columns-repeated="3" office:value-type="float" office:value="0.0001" calcext:value-type="float">
            <text:p>0,0001</text:p>
          </table:table-cell>
          <table:table-cell/>
        </table:table-row>
        <table:table-row table:style-name="ro1">
          <table:table-cell office:value-type="string" calcext:value-type="string">
            <text:p>d /mm</text:p>
          </table:table-cell>
          <table:table-cell table:formula="of:=[.B3]*0.1/[.B2]" office:value-type="float" office:value="0.00149253731343284" calcext:value-type="float">
            <text:p>0,0014925373</text:p>
          </table:table-cell>
          <table:table-cell table:formula="of:=[.C3]*0.1/[.C2]" office:value-type="float" office:value="0.000581395348837209" calcext:value-type="float">
            <text:p>0,0005813953</text:p>
          </table:table-cell>
          <table:table-cell table:formula="of:=[.D3]*0.1/[.D2]" office:value-type="float" office:value="0.000232558139534884" calcext:value-type="float">
            <text:p>0,0002325581</text:p>
          </table:table-cell>
          <table:table-cell/>
        </table:table-row>
        <table:table-row table:style-name="ro1">
          <table:table-cell office:value-type="string" calcext:value-type="string">
            <text:p>Fehler d /mm</text:p>
          </table:table-cell>
          <table:table-cell table:formula="of:=SQRT(POWER(([.B5]*0.1/[.B2]);2)+POWER((0.1*[.B3]/POWER([.B2];2)*[.B4]);2))" office:value-type="float" office:value="0.0000149668763931752" calcext:value-type="float">
            <text:p>1,49668763931752E-05</text:p>
          </table:table-cell>
          <table:table-cell table:formula="of:=SQRT(POWER(([.C5]*0.1/[.C2]);2)+POWER((0.1*[.C3]/POWER([.C2];2)*[.C4]);2))" office:value-type="float" office:value="0.0000116328190286428" calcext:value-type="float">
            <text:p>1,16328190286428E-05</text:p>
          </table:table-cell>
          <table:table-cell table:formula="of:=SQRT(POWER(([.D5]*0.1/[.D2]);2)+POWER((0.1*[.D3]/POWER([.D2];2)*[.D4]);2))" office:value-type="float" office:value="0.0000116286930444805" calcext:value-type="float">
            <text:p>1,16286930444805E-0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formula="of:=[.B3]/[.B6]*[.B1]/([.B2]/0.1-1)" office:value-type="float" office:value="2.35087719298246" calcext:value-type="float">
            <text:p>2,350877193</text:p>
          </table:table-cell>
          <table:table-cell table:formula="of:=[.C3]/[.C6]*[.C1]/([.C2]/0.1-1)" office:value-type="float" office:value="4.52631578947368" calcext:value-type="float">
            <text:p>4,5263157895</text:p>
          </table:table-cell>
          <table:table-cell table:formula="of:=[.D3]/[.D6]*[.D1]/([.D2]/0.1-1)" office:value-type="float" office:value="7.92105263157895" calcext:value-type="float">
            <text:p>7,9210526316</text:p>
          </table:table-cell>
          <table:table-cell table:formula="of:=SUM([.B8:.D8])/3" office:value-type="float" office:value="4.9327485380117" calcext:value-type="float">
            <text:p>4,932748538</text:p>
          </table:table-cell>
        </table:table-row>
        <table:table-row table:style-name="ro1">
          <table:table-cell office:value-type="string" calcext:value-type="string">
            <text:p>Fehler R</text:p>
          </table:table-cell>
          <table:table-cell table:formula="of:=SQRT(POWER([.B3]*[.B4]/([.B6]*0.1)*POWER([.B2]/0.1-1;-2);2)+POWER([.B5]/[.B6]*POWER([.B2]/0.1-1;-1);2)+POWER([.B3]/([.B6]*[.B6])*[.B7]*POWER([.B2]/0.1-1;-1);2))" office:value-type="float" office:value="0.0166782428840322" calcext:value-type="float">
            <text:p>0,0166782429</text:p>
          </table:table-cell>
          <table:table-cell table:formula="of:=SQRT(POWER([.C3]*[.C4]/([.C6]*0.1)*POWER([.C2]/0.1-1;-2);2)+POWER([.C5]/[.C6]*POWER([.C2]/0.1-1;-1);2)+POWER([.C3]/([.C6]*[.C6])*[.C7]*POWER([.C2]/0.1-1;-1);2))" office:value-type="float" office:value="0.0320213019290415" calcext:value-type="float">
            <text:p>0,0320213019</text:p>
          </table:table-cell>
          <table:table-cell table:formula="of:=SQRT(POWER([.D3]*[.D4]/([.D6]*0.1)*POWER([.D2]/0.1-1;-2);2)+POWER([.D5]/[.D6]*POWER([.D2]/0.1-1;-1);2)+POWER([.D3]/([.D6]*[.D6])*[.D7]*POWER([.D2]/0.1-1;-1);2))" office:value-type="float" office:value="0.0800208823780769" calcext:value-type="float">
            <text:p>0,0800208824</text:p>
          </table:table-cell>
          <table:table-cell table:formula="of:=SUM([.B9:.D9])/3" office:value-type="float" office:value="0.0429068090637169" calcext:value-type="float">
            <text:p>0,0429068091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2">
            <text:p>Die Messung liefert keine sinnvollen Ergebnisse.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2">
            <text:p>Daher ist diese Auswertung als eine theoretische Auswertung ohne Aussagewert zu werten.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.00.0000</text:date>, <text:time style:data-style-name="N2" text:time-value="23:38:26.626279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0:03:52.777314867</meta:creation-date>
    <dc:date>2016-03-14T18:31:49.984014345</dc:date>
    <meta:editing-duration>PT14M1S</meta:editing-duration>
    <meta:editing-cycles>3</meta:editing-cycles>
    <meta:generator>LibreOffice/5.1.0.3$Linux_X86_64 LibreOffice_project/10m0$Build-3</meta:generator>
    <meta:document-statistic meta:table-count="1" meta:cell-count="41" meta:object-count="0"/>
  </office:meta>
</office:document-meta>
</file>